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2-03_15-11-35_000.jpg</text:p>
          </table:table-cell>
          <table:table-cell table:style-name="ce19" office:value-type="string">
            <text:p>:m :篠笛,shinobue 1*1 / session-memo / s.1:genr=習作,for=~,score+,memo~,key=h-6(G),R=~,other=~</text:p>
          </table:table-cell>
          <table:table-cell table:style-name="ce4"/>
          <table:table-cell table:style-name="ce4"/>
          <table:table-cell table:style-name="ce4" office:value-type="string">
            <text:p>N-35-35-28.765869 E-139-34-49.489746</text:p>
          </table:table-cell>
          <table:table-cell table:style-name="ce35" table:formula="of:=IF([.E2]=&quot;&quot;;[.C2];CONCATENATE([.C2];&quot; / &quot;;[.E2]))" office:value-type="string" office:string-value=":m :篠笛,shinobue 1*1 / session-memo / s.1:genr=習作,for=~,score+,memo~,key=h-6(G),R=~,other=~">
            <text:p>:m :篠笛,shinobue 1*1 / session-memo / s.1:genr=習作,for=~,score+,memo~,key=h-6(G),R=~,othe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2-03_17-02-51_000.jpg</text:p>
          </table:table-cell>
          <table:table-cell table:style-name="ce19" office:value-type="string">
            <text:p>:m :篠笛,shinobue 1*1 / session-memo / s.1:genr=習作,for=oct-2:h-5,score+,memo~,key=~,R=~,other=~</text:p>
          </table:table-cell>
          <table:table-cell table:style-name="ce4"/>
          <table:table-cell table:style-name="ce4"/>
          <table:table-cell table:style-name="ce4" office:value-type="string">
            <text:p>N-35-35-28.532409 E-139-34-49.654541</text:p>
          </table:table-cell>
          <table:table-cell table:style-name="ce35" table:formula="of:=IF([.E3]=&quot;&quot;;[.C3];CONCATENATE([.C3];&quot; / &quot;;[.E3]))" office:value-type="string" office:string-value=":m :篠笛,shinobue 1*1 / session-memo / s.1:genr=習作,for=oct-2:h-5,score+,memo~,key=~,R=~,other=~">
            <text:p>:m :篠笛,shinobue 1*1 / session-memo / s.1:genr=習作,for=oct-2:h-5,score+,memo~,key=~,R=~,othe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2-03_17-03-01_000.jpg</text:p>
          </table:table-cell>
          <table:table-cell table:style-name="ce8" office:value-type="string">
            <text:p>:m 1*1 RES / JVEMV6 64#85_6 / 『トピカ』 著者=アリストテレス、宮内璋 / p.25 / w:~,topic:多義的；一義的 / N~</text:p>
          </table:table-cell>
          <table:table-cell table:style-name="ce18"/>
          <table:table-cell table:style-name="ce4"/>
          <table:table-cell table:style-name="ce4" office:value-type="string">
            <text:p>N-35-35-28.532409 E-139-34-49.654541</text:p>
          </table:table-cell>
          <table:table-cell table:style-name="ce35" table:formula="of:=IF([.E4]=&quot;&quot;;[.C4];CONCATENATE([.C4];&quot; / &quot;;[.E4]))" office:value-type="string" office:string-value=":m 1*1 RES / JVEMV6 64#85_6 / 『トピカ』 著者=アリストテレス、宮内璋 / p.25 / w:~,topic:多義的；一義的 / N~">
            <text:p>:m 1*1 RES / JVEMV6 64#85_6 / 『トピカ』 著者=アリストテレス、宮内璋 / p.25 / w:~,topic:多義的；一義的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1-02-03_21-01-32_000.jpg</text:p>
          </table:table-cell>
          <table:table-cell table:style-name="ce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14807 E-139-34-49.270019</text:p>
          </table:table-cell>
          <table:table-cell table:style-name="ce35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04_00-19-26_000.jpg</text:p>
          </table:table-cell>
          <table:table-cell table:style-name="ce8" office:value-type="string">
            <text:p>:PHOTO 記録 / 経過記録；作ったもの / food=焼酎漬け / material=ニンニク：４玉；liquor=麦焼酎：600ml,time=210131,container=big-medium-jar-at-kitchen / type=~,other=~,id=2021-01-31_11-36-10_000.jpg</text:p>
          </table:table-cell>
          <table:table-cell table:style-name="ce19"/>
          <table:table-cell table:style-name="ce4"/>
          <table:table-cell table:style-name="ce4" office:value-type="string">
            <text:p>N-35-35-28.765869 E-139-34-48.995361</text:p>
          </table:table-cell>
          <table:table-cell table:style-name="ce35" table:formula="of:=IF([.E6]=&quot;&quot;;[.C6];CONCATENATE([.C6];&quot; / &quot;;[.E6]))" office:value-type="string" office:string-value=":PHOTO 記録 / 経過記録；作ったもの / food=焼酎漬け / material=ニンニク：４玉；liquor=麦焼酎：600ml,time=210131,container=big-medium-jar-at-kitchen / type=~,other=~,id=2021-01-31_11-36-10_000.jpg">
            <text:p>:PHOTO 記録 / 経過記録；作ったもの / food=焼酎漬け / material=ニンニク：４玉；liquor=麦焼酎：600ml,time=210131,container=big-medium-jar-at-kitchen / type=~,other=~,id=2021-01-31_11-36-10_000.jpg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1-02-04_00-31-17_000.jpg</text:p>
          </table:table-cell>
          <table:table-cell table:style-name="ce8" office:value-type="string">
            <text:p>:PHOTO 記録 / @自室 / 充電：for=トイレ用単３,occasion=開始</text:p>
          </table:table-cell>
          <table:table-cell table:style-name="ce18"/>
          <table:table-cell table:style-name="ce4"/>
          <table:table-cell table:style-name="ce4" office:value-type="string">
            <text:p>N-35-35-28.532409 E-139-34-49.105224</text:p>
          </table:table-cell>
          <table:table-cell table:style-name="ce35" table:formula="of:=IF([.E7]=&quot;&quot;;[.C7];CONCATENATE([.C7];&quot; / &quot;;[.E7]))" office:value-type="string" office:string-value=":PHOTO 記録 / @自室 / 充電：for=トイレ用単３,occasion=開始">
            <text:p>:PHOTO 記録 / @自室 / 充電：for=トイレ用単３,occasion=開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04_01-53-52_000.jpg</text:p>
          </table:table-cell>
          <table:table-cell table:style-name="ce19" office:value-type="string">
            <text:p>:PHOTO 記録 / 文書 / 時刻：start=風呂から戻る～end=アダルト関連閲覧</text:p>
          </table:table-cell>
          <table:table-cell table:style-name="ce19"/>
          <table:table-cell table:style-name="ce4"/>
          <table:table-cell table:style-name="ce4"/>
          <table:table-cell table:style-name="ce35" table:formula="of:=IF([.E8]=&quot;&quot;;[.C8];CONCATENATE([.C8];&quot; / &quot;;[.E8]))" office:value-type="string" office:string-value=":PHOTO 記録 / 文書 / 時刻：start=風呂から戻る～end=アダルト関連閲覧">
            <text:p>:PHOTO 記録 / 文書 / 時刻：start=風呂から戻る～end=アダルト関連閲覧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1-02-04_01-54-08_000.jpg</text:p>
          </table:table-cell>
          <table:table-cell table:style-name="ce18" office:value-type="string">
            <text:p>:m other / log / 寝る前　ウェブ閲覧　記録　（for オナニー） / 了 / other=このあとさらに、４０分</text:p>
          </table:table-cell>
          <table:table-cell table:style-name="ce18"/>
          <table:table-cell table:style-name="ce4"/>
          <table:table-cell table:style-name="ce4" office:value-type="string">
            <text:p>N-35-35-28.518676 E-139-34-49.324951</text:p>
          </table:table-cell>
          <table:table-cell table:style-name="ce35" table:formula="of:=IF([.E9]=&quot;&quot;;[.C9];CONCATENATE([.C9];&quot; / &quot;;[.E9]))" office:value-type="string" office:string-value=":m other / log / 寝る前　ウェブ閲覧　記録　（for オナニー） / 了 / other=このあとさらに、４０分">
            <text:p>:m other / log / 寝る前　ウェブ閲覧　記録　（for オナニー） / 了 / other=このあとさらに、４０分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1-02-04_01-54-11_000.jpg</text:p>
          </table:table-cell>
          <table:table-cell table:style-name="ce20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8.518676 E-139-34-49.324951</text:p>
          </table:table-cell>
          <table:table-cell table:style-name="ce35" table:formula="of:=IF([.E10]=&quot;&quot;;[.C10];CONCATENATE([.C10];&quot; / &quot;;[.E10]))" office:value-type="string" office:string-value="-*">
            <text:p>-*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1-02-04_02-33-42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573608 E-139-34-49.379882</text:p>
          </table:table-cell>
          <table:table-cell table:style-name="ce35" table:formula="of:=IF([.E11]=&quot;&quot;;[.C11];CONCATENATE([.C11];&quot; / &quot;;[.E11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2021-02-04_07-46-28_000.jpg</text:p>
          </table:table-cell>
          <table:table-cell table:style-name="ce17" office:value-type="string">
            <text:p>:m :PHOTO 起きた時刻 / 2020</text:p>
          </table:table-cell>
          <table:table-cell table:style-name="ce20"/>
          <table:table-cell table:style-name="ce4"/>
          <table:table-cell table:style-name="ce4" office:value-type="string">
            <text:p>N-35-35-28.697204 E-139-34-49.270019</text:p>
          </table:table-cell>
          <table:table-cell table:style-name="ce35" table:formula="of:=IF([.E12]=&quot;&quot;;[.C12];CONCATENATE([.C12];&quot; / &quot;;[.E12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2021-02-04_10-01-31_000.jpg</text:p>
          </table:table-cell>
          <table:table-cell table:style-name="ce20" office:value-type="string">
            <text:p>:m :th / content=天皇がどうだとか、楠公がどうだとか、イエスはどうだとか；生きるのに必要なものはなんだろう；神からの呼びかけ ||| :m :th / 篠笛は、神が人間を慰めている音；尺八は、人間の魂が出す、静謐な叫び（無言の叫び）</text:p>
          </table:table-cell>
          <table:table-cell table:style-name="ce18"/>
          <table:table-cell table:style-name="ce4"/>
          <table:table-cell table:style-name="ce4" office:value-type="string">
            <text:p>N-35-35-28.62854 E-139-34-49.379882</text:p>
          </table:table-cell>
          <table:table-cell table:style-name="ce35" table:formula="of:=IF([.E13]=&quot;&quot;;[.C13];CONCATENATE([.C13];&quot; / &quot;;[.E13]))" office:value-type="string" office:string-value=":m :th / content=天皇がどうだとか、楠公がどうだとか、イエスはどうだとか；生きるのに必要なものはなんだろう；神からの呼びかけ ||| :m :th / 篠笛は、神が人間を慰めている音；尺八は、人間の魂が出す、静謐な叫び（無言の叫び）">
            <text:p>:m :th / content=天皇がどうだとか、楠公がどうだとか、イエスはどうだとか；生きるのに必要なものはなんだろう；神からの呼びかけ ||| :m :th / 篠笛は、神が人間を慰めている音；尺八は、人間の魂が出す、静謐な叫び（無言の叫び）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2-04_10-01-47_000.jpg</text:p>
          </table:table-cell>
          <table:table-cell table:style-name="ce19" office:value-type="string">
            <text:p>:m other 1*1 / 記録　文書 / @自室 / 朝体操 / dance-original / s.1:id=KMCM,num-of-steps=~,move=forward-backward;steps,other=formula-style-memo</text:p>
          </table:table-cell>
          <table:table-cell table:style-name="ce19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35" table:formula="of:=IF([.E14]=&quot;&quot;;[.C14];CONCATENATE([.C14];&quot; / &quot;;[.E14]))" office:value-type="string" office:string-value=":m other 1*1 / 記録　文書 / @自室 / 朝体操 / dance-original / s.1:id=KMCM,num-of-steps=~,move=forward-backward;steps,other=formula-style-memo">
            <text:p>:m other 1*1 / 記録　文書 / @自室 / 朝体操 / dance-original / s.1:id=KMCM,num-of-steps=~,move=forward-backward;steps,other=formula-style-memo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2-03_19-15-35_000.mid</text:p>
          </table:table-cell>
          <table:table-cell table:style-name="ce8" office:value-type="string">
            <text:p>:in-mid / app=perfect-piano / 演奏、play / id-2021-0203-1 / category=melody,inst=~,for=~,genre=~</text:p>
          </table:table-cell>
          <table:table-cell table:style-name="ce17"/>
          <table:table-cell table:style-name="ce4"/>
          <table:table-cell table:style-name="ce4"/>
          <table:table-cell table:style-name="ce35" table:formula="of:=IF([.E15]=&quot;&quot;;[.C15];CONCATENATE([.C15];&quot; / &quot;;[.E15]))" office:value-type="string" office:string-value=":in-mid / app=perfect-piano / 演奏、play / id-2021-0203-1 / category=melody,inst=~,for=~,genre=~">
            <text:p>:in-mid / app=perfect-piano / 演奏、play / id-2021-0203-1 / category=melody,inst=~,for=~,genr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1-02-03_22-37-29_000.mid</text:p>
          </table:table-cell>
          <table:table-cell table:style-name="ce8" office:value-type="string">
            <text:p>:in-mid / app=perfect-piano / 演奏、play / id-2021-0203-2 / category=melody,inst=~,for=~,genre=~</text:p>
          </table:table-cell>
          <table:table-cell table:style-name="ce20"/>
          <table:table-cell table:style-name="ce4"/>
          <table:table-cell table:style-name="ce4"/>
          <table:table-cell table:style-name="ce35" table:formula="of:=IF([.E16]=&quot;&quot;;[.C16];CONCATENATE([.C16];&quot; / &quot;;[.E16]))" office:value-type="string" office:string-value=":in-mid / app=perfect-piano / 演奏、play / id-2021-0203-2 / category=melody,inst=~,for=~,genre=~">
            <text:p>:in-mid / app=perfect-piano / 演奏、play / id-2021-0203-2 / category=melody,inst=~,for=~,genr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1-02-04_07-51-42_000.mid</text:p>
          </table:table-cell>
          <table:table-cell table:style-name="ce8" office:value-type="string">
            <text:p>:in-mid / app=perfect-piano / 演奏、play / id-2021-0203-3 / category=melody,inst=~,for=~,genre=~</text:p>
          </table:table-cell>
          <table:table-cell table:style-name="ce17"/>
          <table:table-cell table:style-name="ce4"/>
          <table:table-cell table:style-name="ce4"/>
          <table:table-cell table:style-name="ce35" table:formula="of:=IF([.E17]=&quot;&quot;;[.C17];CONCATENATE([.C17];&quot; / &quot;;[.E17]))" office:value-type="string" office:string-value=":in-mid / app=perfect-piano / 演奏、play / id-2021-0203-3 / category=melody,inst=~,for=~,genre=~">
            <text:p>:in-mid / app=perfect-piano / 演奏、play / id-2021-0203-3 / category=melody,inst=~,for=~,genr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1-02-04_09-56-22_000.mp4</text:p>
          </table:table-cell>
          <table:table-cell table:style-name="ce8" office:value-type="string">
            <text:p>:VIDEO / @自宅 / 体操 / ダンス、dance-original / d-2021-0204-1 / id=MRFR</text:p>
          </table:table-cell>
          <table:table-cell table:style-name="ce20"/>
          <table:table-cell table:style-name="ce4"/>
          <table:table-cell table:style-name="ce4"/>
          <table:table-cell table:style-name="ce35" table:formula="of:=IF([.E18]=&quot;&quot;;[.C18];CONCATENATE([.C18];&quot; / &quot;;[.E18]))" office:value-type="string" office:string-value=":VIDEO / @自宅 / 体操 / ダンス、dance-original / d-2021-0204-1 / id=MRFR">
            <text:p>:VIDEO / @自宅 / 体操 / ダンス、dance-original / d-2021-0204-1 / id=MRFR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4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27">
            <text:p>27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7">
            <text:p>17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9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9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3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guitar,gt / 演奏、play / g-2021-02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kb,keyboard / 演奏、play / k-2021-02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clarinet / 演奏、play / c-2021-02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jap.flute / 演奏、play / f-2021-02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jap.flute-bamboo / 演奏、play / b-2021-02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recorder,rc / 演奏、play / r-2021-02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sax / 演奏、play / s-2021-02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体操 / hip-hopダンス、ヒップホップ / h-2021-020X-X / id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体操 / ダンス、dance-original / d-2021-020X-X / id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guitar,gt / g-2021-02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kb,keyboard / 演奏、play / k-2021-02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clarinet / 演奏、play / c-2021-02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jap.flute / 演奏、play / f-2021-02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recorder / 演奏、play / r-2021-02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harp / 演奏 / h-2021-02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in-mid / app=perfect-piano / 演奏、play / id-2021-020X-X / category=melody,inst=~,for=~,genre=~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knoten / 実演,perform / n-2021-02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massage,acupuncture / 実演,perform / n-2021-020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3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4">2021/02/04</text:date>, <text:time>10:58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2-04T10:58:49.55</dc:date>
    <dc:creator>iwabuchi ken</dc:creator>
    <meta:editing-duration>P30DT23H1M3S</meta:editing-duration>
    <meta:editing-cycles>11546</meta:editing-cycles>
    <meta:document-statistic meta:table-count="1" meta:cell-count="468" meta:object-count="0"/>
  </office:meta>
</office:document-meta>
</file>